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ubtitle" style:master-page-name="MP0" style:family="paragraph">
      <style:paragraph-properties fo:break-before="page" fo:text-align="center"/>
      <style:text-properties style:font-name-asian="Times New Roman" fo:font-weight="bold" style:font-weight-asian="bold" style:font-weight-complex="bold" style:use-window-font-color="true" fo:font-size="18pt" style:font-size-asian="18pt" style:font-size-complex="18pt" style:text-underline-type="single" style:text-underline-style="solid" style:text-underline-width="auto" style:text-underline-mode="continuous" fo:language="en" fo:country="GB" style:language-asian="en" style:country-asian="DE"/>
    </style:style>
    <style:style style:name="P2" style:parent-style-name="Subtitle" style:family="paragraph">
      <style:text-properties style:font-name-asian="Times New Roman" style:use-window-font-color="true" fo:font-size="14pt" style:font-size-asian="14pt" style:font-size-complex="14pt" fo:language="en" fo:country="GB" style:language-asian="en" style:country-asian="DE"/>
    </style:style>
    <style:style style:name="T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2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3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4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5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6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7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8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9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0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1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6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7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8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29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0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1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2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3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4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T135" style:parent-style-name="DefaultParagraphFont" style:family="text">
      <style:text-properties style:font-name-asian="Times New Roman" style:use-window-font-color="true" fo:font-size="14pt" style:font-size-asian="14pt" style:font-size-complex="14pt" style:language-asian="en" style:country-asian="DE"/>
    </style:style>
    <style:style style:name="P136" style:parent-style-name="Normal" style:family="paragraph">
      <style:text-properties fo:font-weight="bold" style:font-weight-asian="bold" style:font-weight-complex="bold" fo:font-size="24pt" style:font-size-asian="24pt" style:font-size-complex="24pt" fo:language="en" fo:country="GB"/>
    </style:style>
    <style:style style:name="P137" style:parent-style-name="Normal" style:family="paragraph">
      <style:text-properties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Assignment Day-3</text:p>
      <text:p text:style-name="P2"/>
      <text:p text:style-name="Subtitle"><text:span text:style-name="T3">a=</text:span><text:span text:style-name="T4">9</text:span><text:span text:style-name="T5"><text:line-break/></text:span><text:span text:style-name="T6">print</text:span><text:span text:style-name="T7">(</text:span><text:span text:style-name="T8">type</text:span><text:span text:style-name="T9">(a)) <text:s text:c="2"/></text:span><text:span text:style-name="T10"># &lt;class 'int'&gt;</text:span><text:span text:style-name="T11"><text:line-break/></text:span><text:span text:style-name="T12"><text:line-break/></text:span><text:span text:style-name="T13">a=</text:span><text:span text:style-name="T14">"9"</text:span><text:span text:style-name="T15"><text:line-break/></text:span><text:span text:style-name="T16">print</text:span><text:span text:style-name="T17">(</text:span><text:span text:style-name="T18">type</text:span><text:span text:style-name="T19">(a)) <text:s text:c="2"/></text:span><text:span text:style-name="T20"># &lt;class 'str'&gt;</text:span><text:span text:style-name="T21"><text:line-break/></text:span><text:span text:style-name="T22"><text:line-break/></text:span><text:span text:style-name="T23">a=(</text:span><text:span text:style-name="T24">9</text:span><text:span text:style-name="T25">)</text:span><text:span text:style-name="T26"><text:line-break/></text:span><text:span text:style-name="T27">print</text:span><text:span text:style-name="T28">(</text:span><text:span text:style-name="T29">type</text:span><text:span text:style-name="T30">(a)) <text:s text:c="2"/></text:span><text:span text:style-name="T31"># &lt;class 'int'&gt;</text:span><text:span text:style-name="T32"><text:line-break/></text:span><text:span text:style-name="T33"><text:line-break/></text:span><text:span text:style-name="T34">a=</text:span><text:span text:style-name="T35">False</text:span><text:span text:style-name="T36"><text:line-break/></text:span><text:span text:style-name="T37">print</text:span><text:span text:style-name="T38">(</text:span><text:span text:style-name="T39">type</text:span><text:span text:style-name="T40">(a)) <text:s text:c="2"/></text:span><text:span text:style-name="T41"># &lt;class 'bool'&gt;</text:span><text:span text:style-name="T42"><text:line-break/></text:span><text:span text:style-name="T43"><text:line-break/></text:span><text:span text:style-name="T44">a=[</text:span><text:span text:style-name="T45">1</text:span><text:span text:style-name="T46">,</text:span><text:span text:style-name="T47">2</text:span><text:span text:style-name="T48">,</text:span><text:span text:style-name="T49">3</text:span><text:span text:style-name="T50">]</text:span><text:span text:style-name="T51"><text:line-break/></text:span><text:span text:style-name="T52">print</text:span><text:span text:style-name="T53">(</text:span><text:span text:style-name="T54">type</text:span><text:span text:style-name="T55">(a)) <text:s text:c="2"/></text:span><text:span text:style-name="T56"># &lt;class 'list'&gt;</text:span><text:span text:style-name="T57"><text:line-break/></text:span><text:span text:style-name="T58"><text:line-break/></text:span><text:span text:style-name="T59">a=(</text:span><text:span text:style-name="T60">1</text:span><text:span text:style-name="T61">,</text:span><text:span text:style-name="T62">2</text:span><text:span text:style-name="T63">,</text:span><text:span text:style-name="T64">3</text:span><text:span text:style-name="T65">)</text:span><text:span text:style-name="T66"><text:line-break/></text:span><text:span text:style-name="T67">print</text:span><text:span text:style-name="T68">(</text:span><text:span text:style-name="T69">type</text:span><text:span text:style-name="T70">(a)) <text:s text:c="2"/></text:span><text:span text:style-name="T71">#<text:s/></text:span><text:span text:style-name="T72">&lt;class 'tuple'&gt;</text:span><text:span text:style-name="T73"><text:line-break/></text:span><text:span text:style-name="T74"><text:line-break/></text:span><text:span text:style-name="T75">a={</text:span><text:span text:style-name="T76">'key'</text:span><text:span text:style-name="T77">:<text:s/></text:span><text:span text:style-name="T78">9</text:span><text:span text:style-name="T79">}</text:span><text:span text:style-name="T80"><text:line-break/></text:span><text:span text:style-name="T81">print</text:span><text:span text:style-name="T82">(</text:span><text:span text:style-name="T83">type</text:span><text:span text:style-name="T84">(a)) <text:s text:c="2"/></text:span><text:span text:style-name="T85"># &lt;class 'dict'&gt;</text:span><text:span text:style-name="T86"><text:line-break/></text:span><text:span text:style-name="T87"><text:line-break/></text:span><text:span text:style-name="T88">a=</text:span><text:span text:style-name="T89">1</text:span><text:span text:style-name="T90">+</text:span><text:span text:style-name="T91">9j</text:span><text:span text:style-name="T92"><text:line-break/></text:span><text:span text:style-name="T93">print</text:span><text:span text:style-name="T94">(</text:span><text:span text:style-name="T95">type</text:span><text:span text:style-name="T96">(a)) <text:s text:c="2"/></text:span><text:span text:style-name="T97"># &lt;class 'complex'&gt;</text:span><text:span text:style-name="T98"><text:line-break/></text:span><text:span text:style-name="T99"><text:line-break/></text:span><text:span text:style-name="T100">d={</text:span><text:span text:style-name="T101">'one'</text:span><text:span text:style-name="T102">:</text:span><text:span text:style-name="T103">1</text:span><text:span text:style-name="T104">,</text:span><text:span text:style-name="T105">'two'</text:span><text:span text:style-name="T106">:</text:span><text:span text:style-name="T107">2</text:span><text:span text:style-name="T108">,</text:span><text:span text:style-name="T109">'three'</text:span><text:span text:style-name="T110">:</text:span><text:span text:style-name="T111">3</text:span><text:span text:style-name="T112">}</text:span><text:span text:style-name="T113"><text:line-break/></text:span><text:span text:style-name="T114">del<text:s/></text:span><text:span text:style-name="T115">d[</text:span><text:span text:style-name="T116">'two'</text:span><text:span text:style-name="T117">]</text:span><text:span text:style-name="T118"><text:line-break/></text:span><text:span text:style-name="T119">print</text:span><text:span text:style-name="T120">(d)</text:span><text:span text:style-name="T121"><text:line-break/></text:span><text:span text:style-name="T122"><text:line-break/></text:span><text:span text:style-name="T123">x=(</text:span><text:span text:style-name="T124">8</text:span><text:span text:style-name="T125">,</text:span><text:span text:style-name="T126">9</text:span><text:span text:style-name="T127">,</text:span><text:span text:style-name="T128">10</text:span><text:span text:style-name="T129">)</text:span><text:span text:style-name="T130"><text:line-break/></text:span><text:span text:style-name="T131">print</text:span><text:span text:style-name="T132">(</text:span><text:span text:style-name="T133">type</text:span><text:span text:style-name="T134">(x)) <text:s/></text:span><text:span text:style-name="T135"># &lt;class 'tuple'&gt;</text:span></text:p>
      <text:p text:style-name="Normal"/>
      <text:p text:style-name="P136">output:-</text:p>
      <text:p text:style-name="P137">&lt;class 'int'&gt;</text:p>
      <text:soft-page-break/>
      <text:p text:style-name="P138">&lt;class 'str'&gt;</text:p>
      <text:p text:style-name="P139">&lt;class 'int'&gt;</text:p>
      <text:p text:style-name="P140">&lt;class 'bool'&gt;</text:p>
      <text:p text:style-name="P141">&lt;class 'list'&gt;</text:p>
      <text:p text:style-name="P142">&lt;class 'tuple'&gt;</text:p>
      <text:p text:style-name="P143">&lt;class 'dict'&gt;</text:p>
      <text:p text:style-name="P144">&lt;class 'complex'&gt;</text:p>
      <text:p text:style-name="P145">{'one': 1, 'three': 3}</text:p>
      <text:p text:style-name="P146">&lt;class 'tuple'&gt;</text:p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DE" style:language-asian="en" style:country-asian="DE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nak rajani</meta:initial-creator>
    <dc:creator>Ronak rajani</dc:creator>
    <meta:creation-date>2022-02-23T13:11:00Z</meta:creation-date>
    <dc:date>2022-02-23T13:16:00Z</dc:date>
    <meta:template xlink:href="Normal" xlink:type="simple"/>
    <meta:editing-cycles>2</meta:editing-cycles>
    <meta:editing-duration>PT0S</meta:editing-duration>
    <meta:document-statistic meta:page-count="2" meta:paragraph-count="1" meta:word-count="94" meta:character-count="632" meta:row-count="4" meta:non-whitespace-character-count="539"/>
  </office:meta>
</office:document-meta>
</file>